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none"/>
    </style:style>
    <style:style style:name="Table1.B4"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5646in" style:rel-column-width="2253*"/>
    </style:style>
    <style:style style:name="Table2.B" style:family="table-column">
      <style:table-column-properties style:column-width="5.1285in" style:rel-column-width="73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sv" fo:country="SE" officeooo:rsid="001e3879" officeooo:paragraph-rsid="001e3879"/>
    </style:style>
    <style:style style:name="P2" style:family="paragraph" style:parent-style-name="Text_20_body">
      <style:text-properties fo:language="sv" fo:country="SE" officeooo:rsid="0024a32d" officeooo:paragraph-rsid="0024a32d"/>
    </style:style>
    <style:style style:name="P3" style:family="paragraph" style:parent-style-name="Text_20_body">
      <style:text-properties fo:language="sv" fo:country="SE" fo:font-weight="bold" officeooo:rsid="0024a32d" officeooo:paragraph-rsid="0024a32d" style:font-weight-asian="bold" style:font-weight-complex="bold"/>
    </style:style>
    <style:style style:name="P4" style:family="paragraph" style:parent-style-name="Title">
      <style:text-properties fo:language="sv" fo:country="SE" officeooo:rsid="001e3879" officeooo:paragraph-rsid="001e3879"/>
    </style:style>
    <style:style style:name="P5" style:family="paragraph" style:parent-style-name="Table_20_Contents">
      <style:text-properties fo:language="sv" fo:country="SE"/>
    </style:style>
    <style:style style:name="P6" style:family="paragraph" style:parent-style-name="Table_20_Contents">
      <style:text-properties fo:language="sv" fo:country="SE" officeooo:rsid="001e3879" officeooo:paragraph-rsid="001e3879"/>
    </style:style>
    <style:style style:name="P7" style:family="paragraph" style:parent-style-name="Table_20_Contents">
      <style:text-properties fo:language="sv" fo:country="SE" fo:font-weight="bold" officeooo:rsid="001e3879" officeooo:paragraph-rsid="001e3879" style:font-weight-asian="bold" style:font-weight-complex="bold"/>
    </style:style>
    <style:style style:name="P8" style:family="paragraph" style:parent-style-name="Table_20_Contents">
      <style:text-properties fo:language="sv" fo:country="SE" officeooo:rsid="0024a32d" officeooo:paragraph-rsid="0024a32d"/>
    </style:style>
    <style:style style:name="P9" style:family="paragraph" style:parent-style-name="Table_20_Contents">
      <style:text-properties fo:language="sv" fo:country="SE" officeooo:rsid="00296c3e" officeooo:paragraph-rsid="00296c3e"/>
    </style:style>
    <style:style style:name="P10" style:family="paragraph" style:parent-style-name="Standard">
      <style:text-properties officeooo:rsid="00311122" officeooo:paragraph-rsid="0031df43"/>
    </style:style>
    <style:style style:name="P11" style:family="paragraph" style:parent-style-name="Text_20_body">
      <style:text-properties fo:language="sv" fo:country="SE" officeooo:rsid="002f2edc" officeooo:paragraph-rsid="002f2edc"/>
    </style:style>
    <style:style style:name="P12" style:family="paragraph" style:parent-style-name="Text_20_body">
      <style:text-properties officeooo:rsid="002e007c" officeooo:paragraph-rsid="002e007c"/>
    </style:style>
    <style:style style:name="P13" style:family="paragraph" style:parent-style-name="Text_20_body">
      <style:text-properties officeooo:paragraph-rsid="002e007c"/>
    </style:style>
    <style:style style:name="P14" style:family="paragraph" style:parent-style-name="Text_20_body">
      <style:text-properties officeooo:rsid="00307896" officeooo:paragraph-rsid="00307896"/>
    </style:style>
    <style:style style:name="P15" style:family="paragraph" style:parent-style-name="Text_20_body">
      <style:text-properties officeooo:rsid="00311122" officeooo:paragraph-rsid="00311122"/>
    </style:style>
    <style:style style:name="P16" style:family="paragraph" style:parent-style-name="Text_20_body">
      <style:text-properties officeooo:rsid="0031df43" officeooo:paragraph-rsid="0031df43"/>
    </style:style>
    <style:style style:name="P17" style:family="paragraph" style:parent-style-name="Text_20_body">
      <style:text-properties officeooo:rsid="00353593" officeooo:paragraph-rsid="00353593"/>
    </style:style>
    <style:style style:name="P18" style:family="paragraph" style:parent-style-name="Heading_20_1">
      <style:text-properties fo:language="sv" fo:country="SE" officeooo:rsid="002c6997" officeooo:paragraph-rsid="002c6997"/>
    </style:style>
    <style:style style:name="P19" style:family="paragraph" style:parent-style-name="Heading_20_1">
      <style:text-properties officeooo:paragraph-rsid="002e007c"/>
    </style:style>
    <style:style style:name="P20" style:family="paragraph" style:parent-style-name="Heading_20_1" style:master-page-name="Standard">
      <style:paragraph-properties style:page-number="auto"/>
      <style:text-properties fo:language="sv" fo:country="SE" officeooo:rsid="002b5b01" officeooo:paragraph-rsid="002b5b01"/>
    </style:style>
    <style:style style:name="P21" style:family="paragraph" style:parent-style-name="Title" style:master-page-name="First_20_Page">
      <style:paragraph-properties style:page-number="auto"/>
      <style:text-properties fo:language="sv" fo:country="SE" officeooo:rsid="001e3879" officeooo:paragraph-rsid="001e3879"/>
    </style:style>
    <style:style style:name="P22" style:family="paragraph" style:parent-style-name="Subtitle">
      <style:text-properties fo:language="sv" fo:country="SE" officeooo:rsid="002b5b01" officeooo:paragraph-rsid="002b5b01"/>
    </style:style>
    <style:style style:name="P23" style:family="paragraph" style:parent-style-name="Table_20_Contents">
      <style:text-properties officeooo:rsid="00311122" officeooo:paragraph-rsid="00311122"/>
    </style:style>
    <style:style style:name="P24" style:family="paragraph" style:parent-style-name="Table_20_Contents">
      <style:text-properties officeooo:rsid="0031df43" officeooo:paragraph-rsid="0031df43"/>
    </style:style>
    <style:style style:name="P25" style:family="paragraph" style:parent-style-name="Table_20_Contents">
      <style:text-properties officeooo:rsid="0033ec06" officeooo:paragraph-rsid="0033ec06"/>
    </style:style>
    <style:style style:name="P26" style:family="paragraph" style:parent-style-name="Table_20_Contents">
      <style:text-properties officeooo:rsid="00353593" officeooo:paragraph-rsid="00353593"/>
    </style:style>
    <style:style style:name="P27" style:family="paragraph" style:parent-style-name="Heading_20_2">
      <style:paragraph-properties fo:text-align="start" style:justify-single-word="false"/>
      <style:text-properties fo:language="sv" fo:country="SE" officeooo:rsid="002e007c" officeooo:paragraph-rsid="002e007c"/>
    </style:style>
    <style:style style:name="P28" style:family="paragraph" style:parent-style-name="Heading_20_2">
      <style:text-properties fo:language="sv" fo:country="SE" officeooo:rsid="002e007c" officeooo:paragraph-rsid="002e007c"/>
    </style:style>
    <style:style style:name="P29" style:family="paragraph" style:parent-style-name="Heading_20_2">
      <style:text-properties officeooo:rsid="002e007c" officeooo:paragraph-rsid="002e007c"/>
    </style:style>
    <style:style style:name="T1" style:family="text">
      <style:text-properties fo:font-weight="bold" style:font-weight-asian="bold" style:font-weight-complex="bold"/>
    </style:style>
    <style:style style:name="T2" style:family="text">
      <style:text-properties fo:font-weight="bold" officeooo:rsid="0025cfd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5cfda" style:font-weight-asian="normal" style:font-weight-complex="normal"/>
    </style:style>
    <style:style style:name="T5" style:family="text">
      <style:text-properties fo:font-weight="normal" officeooo:rsid="002b5b01" style:font-weight-asian="normal" style:font-weight-complex="normal"/>
    </style:style>
    <style:style style:name="T6" style:family="text">
      <style:text-properties fo:language="sv" fo:country="SE"/>
    </style:style>
    <style:style style:name="T7" style:family="text">
      <style:text-properties officeooo:rsid="0025cfda"/>
    </style:style>
    <style:style style:name="T8" style:family="text">
      <style:text-properties officeooo:rsid="002b5b01"/>
    </style:style>
    <style:style style:name="T9" style:family="text">
      <style:text-properties officeooo:rsid="002e007c"/>
    </style:style>
    <style:style style:name="T10" style:family="text">
      <style:text-properties style:text-position="sub 58%"/>
    </style:style>
    <style:style style:name="T11" style:family="text">
      <style:text-properties style:text-position="sub 58%" officeooo:rsid="00353593"/>
    </style:style>
    <style:style style:name="T12" style:family="text">
      <style:text-properties style:text-position="0% 100%"/>
    </style:style>
    <style:style style:name="T13" style:family="text">
      <style:text-properties officeooo:rsid="0032dd15"/>
    </style:style>
    <style:style style:name="T14" style:family="text">
      <style:text-properties officeooo:rsid="003663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
      <text:p text:style-name="P4"/>
      <text:p text:style-name="P4"/>
      <text:p text:style-name="P4">Lab <text:span text:style-name="T8">2</text:span></text:p>
      <text:p text:style-name="P22">Materials</text:p>
      <text:p text:style-name="P1"/>
      <text:p text:style-name="P1"/>
      <text:p text:style-name="P1"/>
      <text:p text:style-name="P1"/>
      <text:p text:style-name="P1"/>
      <text:p text:style-name="P1"/>
      <text:p text:style-name="P1"/>
      <text:p text:style-name="P2"><text:span text:style-name="T2">Kurs</text:span><text:span text:style-name="T1">: </text:span><text:span text:style-name="T4">Datorgrafik 2016</text:span></text:p>
      <text:p text:style-name="P3">L<text:span text:style-name="T7">abbrapport inlämnad</text:span>: <text:span text:style-name="T5">18 </text:span><text:span text:style-name="T3">November 2016</text:span></text:p>
      <text:p text:style-name="P1"/>
      <text:p text:style-name="P1"/>
      <table:table table:name="Table1" table:style-name="Table1">
        <table:table-column table:style-name="Table1.A" table:number-columns-repeated="3"/>
        <table:table-column table:style-name="Table1.D"/>
        <table:table-row>
          <table:table-cell table:style-name="Table1.A1" office:value-type="string">
            <text:p text:style-name="P9"><text:span text:style-name="T1">Gruppnummer:</text:span> </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row>
        <table:table-row>
          <table:table-cell table:style-name="Table1.A1" office:value-type="string">
            <text:p text:style-name="P9">1</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row>
        <table:table-row>
          <table:table-cell table:style-name="Table1.A1" office:value-type="string">
            <text:p text:style-name="P7">Gr<text:span text:style-name="T7">uppmedlemmar</text:spa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7"><text:span text:style-name="T7">Levererad till</text:span>:</text:p>
          </table:table-cell>
        </table:table-row>
        <table:table-row>
          <table:table-cell table:style-name="Table1.A1" office:value-type="string">
            <text:p text:style-name="P6">Victor Svensson</text:p>
            <text:p text:style-name="P6">920101-2714</text:p>
            <text:p text:style-name="P6">Martin Hjalmarsson</text:p>
            <text:p text:style-name="P9">860313-8218</text:p>
          </table:table-cell>
          <table:table-cell table:style-name="Table1.B4" office:value-type="string">
            <text:p text:style-name="P5"/>
          </table:table-cell>
          <table:table-cell table:style-name="Table1.A1" office:value-type="string">
            <text:p text:style-name="P5"/>
          </table:table-cell>
          <table:table-cell table:style-name="Table1.A1" office:value-type="string">
            <text:p text:style-name="P8">Daniel Canelhas</text:p>
          </table:table-cell>
        </table:table-row>
      </table:table>
      <text:p text:style-name="P1"/>
      <text:h text:style-name="P20" text:outline-level="1">Uppgift 2.1 – <text:span text:style-name="T9">A</text:span> phong shader</text:h>
      <text:h text:style-name="P27" text:outline-level="2">What can you say about the relation between I<text:span text:style-name="T10">a</text:span><text:span text:style-name="T12">, I</text:span><text:span text:style-name="T10">d, </text:span><text:span text:style-name="T12">and I</text:span><text:span text:style-name="T10">s</text:span><text:span text:style-name="T12">? Are there any constraints on the relative values of these colors?</text:span></text:h>
      <text:p text:style-name="P11">There are no real constraints on the relative values of these colors. You should however try to make sure that the reflected light intensity is not bigger than the incoming light intensity.</text:p>
      <text:h text:style-name="P18" text:outline-level="1">Uppgift 2.2 – <text:span text:style-name="T9">Your first</text:span> BRDF</text:h>
      <text:h text:style-name="P28" text:outline-level="2">What value does your BRDF return? Why?</text:h>
      <text:p text:style-name="P11">The lambertian model reflects lights equally in all directions. This means that the brdf returns a constant value.</text:p>
      <text:h text:style-name="P28" text:outline-level="2">Does the result look as you expected? Compare the apperance to the result you had in Task 2.1. Can you explain and motivate the difference?</text:h>
      <text:p text:style-name="P14"><text:span text:style-name="T6">If you only compare the diffuse part of the Phong model with the Lambertian BRDF they are mathematically equal. If you render an object with only the diffuse part in the Phong model it will look the same as the Lambertian BRDF in a physical lighting equation. </text:span></text:p>
      <text:p text:style-name="P14"><text:span text:style-name="T6">The main difference of these two models is that the Phong model also have ambient and specular terms. <text:s/></text:span></text:p>
      <text:h text:style-name="P19" text:outline-level="1"><text:span text:style-name="T9">Uppgift 2.4 Physically-based reflection models – tasks for grade 5</text:span></text:h>
      <text:h text:style-name="P29" text:outline-level="2">Explore different parameters for the models</text:h>
      <text:p text:style-name="P15">Phong</text:p>
      <table:table table:name="Table2" table:style-name="Table2">
        <table:table-column table:style-name="Table2.A"/>
        <table:table-column table:style-name="Table2.B"/>
        <table:table-row>
          <table:table-cell table:style-name="Table2.A1" office:value-type="string">
            <text:p text:style-name="P23">Ca</text:p>
          </table:table-cell>
          <table:table-cell table:style-name="Table2.B1" office:value-type="string">
            <text:p text:style-name="P24">Ambient material color. </text:p>
          </table:table-cell>
        </table:table-row>
        <table:table-row>
          <table:table-cell table:style-name="Table2.A2" office:value-type="string">
            <text:p text:style-name="P24">Ia</text:p>
          </table:table-cell>
          <table:table-cell table:style-name="Table2.B2" office:value-type="string">
            <text:p text:style-name="P24">Intensity of ambient term. </text:p>
          </table:table-cell>
        </table:table-row>
        <table:table-row>
          <table:table-cell table:style-name="Table2.A2" office:value-type="string">
            <text:p text:style-name="P24">Cd</text:p>
          </table:table-cell>
          <table:table-cell table:style-name="Table2.B2" office:value-type="string">
            <text:p text:style-name="P24">Diffuse material color.</text:p>
          </table:table-cell>
        </table:table-row>
        <table:table-row>
          <table:table-cell table:style-name="Table2.A2" office:value-type="string">
            <text:p text:style-name="P24">Id</text:p>
          </table:table-cell>
          <table:table-cell table:style-name="Table2.B2" office:value-type="string">
            <text:p text:style-name="P24">Intensity of diffuse term.</text:p>
          </table:table-cell>
        </table:table-row>
        <table:table-row>
          <table:table-cell table:style-name="Table2.A2" office:value-type="string">
            <text:p text:style-name="P24">Cs</text:p>
          </table:table-cell>
          <table:table-cell table:style-name="Table2.B2" office:value-type="string">
            <text:p text:style-name="P24">Specular material color.</text:p>
          </table:table-cell>
        </table:table-row>
        <table:table-row>
          <table:table-cell table:style-name="Table2.A2" office:value-type="string">
            <text:p text:style-name="P24">Is</text:p>
          </table:table-cell>
          <table:table-cell table:style-name="Table2.B2" office:value-type="string">
            <text:p text:style-name="P24">Intensity of specular term.</text:p>
          </table:table-cell>
        </table:table-row>
        <table:table-row>
          <table:table-cell table:style-name="Table2.A2" office:value-type="string">
            <text:p text:style-name="P24">f</text:p>
          </table:table-cell>
          <table:table-cell table:style-name="Table2.B2" office:value-type="string">
            <text:p text:style-name="P24">Shininess factor. Big f gives small specular highlights, small f value gives big specular highlight.</text:p>
          </table:table-cell>
        </table:table-row>
      </table:table>
      <text:p text:style-name="P10"/>
      <text:p text:style-name="P16">Ca, Cd, Cs changes the color of the material. Colors should have values between 0.0 – 1.0.</text:p>
      <text:p text:style-name="P16"><text:soft-page-break/>Ia, Id, Is is multiplied with its respective term. <text:span text:style-name="T13">Phong is an empirical model which is not physically accurate. </text:span></text:p>
      <text:p text:style-name="P15">Blinn-Phong</text:p>
      <table:table table:name="Table3" table:style-name="Table3">
        <table:table-column table:style-name="Table3.A" table:number-columns-repeated="2"/>
        <table:table-row>
          <table:table-cell table:style-name="Table3.A1" office:value-type="string">
            <text:p text:style-name="P25">K<text:span text:style-name="T11">L</text:span></text:p>
          </table:table-cell>
          <table:table-cell table:style-name="Table3.B1" office:value-type="string">
            <text:p text:style-name="P25">Lambertian reflectance</text:p>
          </table:table-cell>
        </table:table-row>
        <table:table-row>
          <table:table-cell table:style-name="Table3.A2" office:value-type="string">
            <text:p text:style-name="P25">K<text:span text:style-name="T11">G</text:span></text:p>
          </table:table-cell>
          <table:table-cell table:style-name="Table3.B2" office:value-type="string">
            <text:p text:style-name="P25">Glossy reflectance</text:p>
          </table:table-cell>
        </table:table-row>
        <table:table-row>
          <table:table-cell table:style-name="Table3.A2" office:value-type="string">
            <text:p text:style-name="P25">S</text:p>
          </table:table-cell>
          <table:table-cell table:style-name="Table3.B2" office:value-type="string">
            <text:p text:style-name="P26">Specular exponent</text:p>
          </table:table-cell>
        </table:table-row>
      </table:table>
      <text:p text:style-name="P15"/>
      <text:p text:style-name="P17">If K<text:span text:style-name="T10">L</text:span> + K<text:span text:style-name="T10">G</text:span> &lt;= 1 the BRDF is energy conservative <text:span text:style-name="T14">at normal incidence</text:span>.</text:p>
      <text:p text:style-name="P15">Cook-Torrance</text:p>
      <text:p text:style-name="P15"/>
      <text:p text:style-name="P15">Oren-Nayar</text:p>
      <text:p text:style-name="P12"/>
      <text:h text:style-name="P29" text:outline-level="2">Try to mimic the apperance of some real-world objects</text:h>
      <text:p text:style-name="P12">Wewe</text:p>
      <text:h text:style-name="P29" text:outline-level="2">What are the limits of the models, in terms of which materials they can mimic?</text:h>
      <text:h text:style-name="P29" text:outline-level="2">What are sensible ranges for the parameters?</text:h>
      <text:h text:style-name="P29" text:outline-level="2">As a rule of thumb, normal-distributed variables are said to be distributed on the interval [-3x, 3x] What effect does that have for very rough materials?</text:h>
      <text:h text:style-name="P29" text:outline-level="2">What is a sensible limit for the x2 roughness parameter? </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32:09.966872495</meta:creation-date>
    <dc:date>2016-11-18T11:50:30.274771421</dc:date>
    <meta:editing-duration>PT18M46S</meta:editing-duration>
    <meta:editing-cycles>4</meta:editing-cycles>
    <meta:generator>LibreOffice/5.1.4.2$Linux_X86_64 LibreOffice_project/10m0$Build-2</meta:generator>
    <meta:document-statistic meta:table-count="3" meta:image-count="0" meta:object-count="0" meta:page-count="3" meta:paragraph-count="57" meta:word-count="392" meta:character-count="2348" meta:non-whitespace-character-count="2001"/>
  </office:meta>
</office:document-meta>
</file>